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RALTA ZUBIETA, JUAN MOISE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682116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ERALTA ZUBIETA, JUAN MOISE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682116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4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6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3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3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3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7/09/2021</text:p>
          </table:table-cell>
          <table:table-cell table:style-name="Tabla2.A2" office:value-type="string">
            <text:p text:style-name="P9">26934886</text:p>
          </table:table-cell>
          <table:table-cell table:style-name="Tabla2.A2" office:value-type="string">
            <text:p text:style-name="P9">93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NDUAVIC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3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23:49:1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